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4s" table:style-name="ta1">
        <table:shapes>
          <draw:frame draw:z-index="0" draw:style-name="gr1" draw:text-style-name="P1" svg:width="941.95pt" svg:height="596.32pt" svg:x="118.52pt" svg:y="3pt">
            <loext:p draw:notify-on-update-of-ranges="64s.A1:64s.A1000 64s.B1:64s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8472704" calcext:value-type="float">
            <text:p>-118472704</text:p>
          </table:table-cell>
          <table:table-cell office:value-type="string" calcext:value-type="string">
            <text:p>F8F0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8996992" calcext:value-type="float">
            <text:p>-118996992</text:p>
          </table:table-cell>
          <table:table-cell office:value-type="string" calcext:value-type="string">
            <text:p>F8E8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9013376" calcext:value-type="float">
            <text:p>-119013376</text:p>
          </table:table-cell>
          <table:table-cell office:value-type="string" calcext:value-type="string">
            <text:p>F8E8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8472704" calcext:value-type="float">
            <text:p>-118472704</text:p>
          </table:table-cell>
          <table:table-cell office:value-type="string" calcext:value-type="string">
            <text:p>F8F0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3000448" calcext:value-type="float">
            <text:p>-113000448</text:p>
          </table:table-cell>
          <table:table-cell office:value-type="string" calcext:value-type="string">
            <text:p>F943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2181248" calcext:value-type="float">
            <text:p>-112181248</text:p>
          </table:table-cell>
          <table:table-cell office:value-type="string" calcext:value-type="string">
            <text:p>F950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2181248" calcext:value-type="float">
            <text:p>-112181248</text:p>
          </table:table-cell>
          <table:table-cell office:value-type="string" calcext:value-type="string">
            <text:p>F950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3737728" calcext:value-type="float">
            <text:p>-113737728</text:p>
          </table:table-cell>
          <table:table-cell office:value-type="string" calcext:value-type="string">
            <text:p>F9388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2181248" calcext:value-type="float">
            <text:p>-112181248</text:p>
          </table:table-cell>
          <table:table-cell office:value-type="string" calcext:value-type="string">
            <text:p>F9504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8996992" calcext:value-type="float">
            <text:p>-118996992</text:p>
          </table:table-cell>
          <table:table-cell office:value-type="string" calcext:value-type="string">
            <text:p>F8E84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3229824" calcext:value-type="float">
            <text:p>-113229824</text:p>
          </table:table-cell>
          <table:table-cell office:value-type="string" calcext:value-type="string">
            <text:p>F9404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3557504" calcext:value-type="float">
            <text:p>-113557504</text:p>
          </table:table-cell>
          <table:table-cell office:value-type="string" calcext:value-type="string">
            <text:p>F93B4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9570432" calcext:value-type="float">
            <text:p>-119570432</text:p>
          </table:table-cell>
          <table:table-cell office:value-type="string" calcext:value-type="string">
            <text:p>F8DF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3000448" calcext:value-type="float">
            <text:p>-113000448</text:p>
          </table:table-cell>
          <table:table-cell office:value-type="string" calcext:value-type="string">
            <text:p>F943C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9603200" calcext:value-type="float">
            <text:p>-119603200</text:p>
          </table:table-cell>
          <table:table-cell office:value-type="string" calcext:value-type="string">
            <text:p>F8DF0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9242752" calcext:value-type="float">
            <text:p>-119242752</text:p>
          </table:table-cell>
          <table:table-cell office:value-type="string" calcext:value-type="string">
            <text:p>F8E4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3:06:47.819260947</dc:date>
    <meta:editing-duration>PT1M24S</meta:editing-duration>
    <meta:editing-cycles>1</meta:editing-cycles>
    <meta:document-statistic meta:table-count="1" meta:cell-count="3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31cm" svg:height="21.038cm" xlink:href=".." xlink:type="simple" chart:class="chart:scatter" chart:style-name="ch1">
        <chart:legend chart:legend-position="end" svg:x="30.379cm" svg:y="10.22cm" style:legend-expansion="high" chart:style-name="ch2"/>
        <chart:plot-area chart:style-name="ch3" table:cell-range-address="64s.A1:64s.B1000" svg:x="0.664cm" svg:y="0.42cm" svg:width="29.051cm" svg:height="20.198cm">
          <chartooo:coordinate-region svg:x="2.688cm" svg:y="0.619cm" svg:width="26.655cm" svg:height="19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4s.B1:64s.B1000" chart:class="chart:scatter">
            <chart:domain table:cell-range-address="64s.A1:64s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64s.A1:64s.A1000</svg:desc>
                </draw:g>
              </table:table-cell>
              <table:table-cell office:value-type="float" office:value="-118898688">
                <text:p>-118898688</text:p>
                <draw:g>
                  <svg:desc>64s.B1:64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8472704">
                <text:p>-11847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3197056">
                <text:p>-113197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2984064">
                <text:p>-112984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2803840">
                <text:p>-112803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20209408">
                <text:p>-120209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9504896">
                <text:p>-119504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8996992">
                <text:p>-118996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3590272">
                <text:p>-113590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8489088">
                <text:p>-1184890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9013376">
                <text:p>-119013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21159680">
                <text:p>-1211596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1607808">
                <text:p>-1116078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1607808">
                <text:p>-1116078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3065984">
                <text:p>-1130659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9701504">
                <text:p>-1197015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8472704">
                <text:p>-1184727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3000448">
                <text:p>-1130004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2443392">
                <text:p>-1124433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19177216">
                <text:p>-1191772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9717888">
                <text:p>-1197178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2181248">
                <text:p>-1121812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2181248">
                <text:p>-1121812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3442816">
                <text:p>-1134428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6523008">
                <text:p>-1165230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3737728">
                <text:p>-1137377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2197632">
                <text:p>-1121976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2181248">
                <text:p>-112181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2951296">
                <text:p>-1129512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19144448">
                <text:p>-1191444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0209408">
                <text:p>-1202094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8996992">
                <text:p>-1189969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7096448">
                <text:p>-1170964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5081216">
                <text:p>-1150812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2197632">
                <text:p>-1121976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2230400">
                <text:p>-1122304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18964224">
                <text:p>-1189642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8587392">
                <text:p>-1185873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3590272">
                <text:p>-1135902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2263168">
                <text:p>-1122631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2951296">
                <text:p>-1129512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3229824">
                <text:p>-1132298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3557504">
                <text:p>-1135575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9701504">
                <text:p>-1197015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2951296">
                <text:p>-1129512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18374400">
                <text:p>-1183744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8652928">
                <text:p>-1186529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3688576">
                <text:p>-1136885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2967680">
                <text:p>-1129676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12033792">
                <text:p>-1120337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0078336">
                <text:p>-1200783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9570432">
                <text:p>-1195704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3000448">
                <text:p>-1130004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12017408">
                <text:p>-1120174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2967680">
                <text:p>-1129676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19504896">
                <text:p>-1195048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9603200">
                <text:p>-1196032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9177216">
                <text:p>-1191772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3065984">
                <text:p>-1130659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1607808">
                <text:p>-1116078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3442816">
                <text:p>-1134428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9242752">
                <text:p>-119242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